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2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1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25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2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2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0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31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09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2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01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25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1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0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1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1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1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05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24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1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3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0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24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2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2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0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23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0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0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0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5-31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8-03-2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11-2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9-1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9-13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0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912</text:p>
          </table:table-cell>
          <table:table-cell office:value-type="string" calcext:value-type="string">
            <text:p>QWTA at East Bethel Gordie Mikkelson WMA</text:p>
          </table:table-cell>
          <table:table-cell office:value-type="string" calcext:value-type="string">
            <text:p>2016-07-07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164" meta:object-count="0"/>
    <meta:user-defined meta:name="AppVersion">3.0</meta:user-defined>
  </office:meta>
</office:document-meta>
</file>